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office:value-type="float" office:value="7.94" calcext:value-type="float">
            <text:p>7,94</text:p>
          </table:table-cell>
          <table:table-cell table:formula="of:=[.A1]*12" office:value-type="float" office:value="95.28" calcext:value-type="float">
            <text:p>95,28</text:p>
          </table:table-cell>
          <table:table-cell/>
        </table:table-row>
        <table:table-row table:style-name="ro1">
          <table:table-cell office:value-type="float" office:value="18.3" calcext:value-type="float">
            <text:p>18,3</text:p>
          </table:table-cell>
          <table:table-cell table:formula="of:=[.A2]*12" office:value-type="float" office:value="219.6" calcext:value-type="float">
            <text:p>219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]*12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14.08" calcext:value-type="float">
            <text:p>14,08</text:p>
          </table:table-cell>
          <table:table-cell table:formula="of:=[.A4]*12" office:value-type="float" office:value="168.96" calcext:value-type="float">
            <text:p>168,96</text:p>
          </table:table-cell>
          <table:table-cell/>
        </table:table-row>
        <table:table-row table:style-name="ro1">
          <table:table-cell/>
          <table:table-cell table:formula="of:=[.A5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9" calcext:value-type="float">
            <text:p>4,59</text:p>
          </table:table-cell>
          <table:table-cell table:formula="of:=[.A6]*12" office:value-type="float" office:value="55.08" calcext:value-type="float">
            <text:p>55,08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table:formula="of:=[.A7]*12" office:value-type="float" office:value="36.6" calcext:value-type="float">
            <text:p>36,6</text:p>
          </table:table-cell>
          <table:table-cell/>
        </table:table-row>
        <table:table-row table:style-name="ro1">
          <table:table-cell/>
          <table:table-cell table:formula="of:=[.A8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.71" calcext:value-type="float">
            <text:p>7,71</text:p>
          </table:table-cell>
          <table:table-cell table:formula="of:=[.A9]*12" office:value-type="float" office:value="92.52" calcext:value-type="float">
            <text:p>92,5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table:formula="of:=[.A10]*12" office:value-type="float" office:value="36.6" calcext:value-type="float">
            <text:p>36,6</text:p>
          </table:table-cell>
          <table:table-cell/>
        </table:table-row>
        <table:table-row table:style-name="ro1">
          <table:table-cell/>
          <table:table-cell table:formula="of:=[.A11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.91" calcext:value-type="float">
            <text:p>11,91</text:p>
          </table:table-cell>
          <table:table-cell table:formula="of:=[.A12]*12" office:value-type="float" office:value="142.92" calcext:value-type="float">
            <text:p>142,9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4.49" calcext:value-type="float">
            <text:p>4,49</text:p>
          </table:table-cell>
          <table:table-cell table:formula="of:=[.A13]*12" office:value-type="float" office:value="53.88" calcext:value-type="float">
            <text:p>53,88</text:p>
          </table:table-cell>
          <table:table-cell/>
        </table:table-row>
        <table:table-row table:style-name="ro1">
          <table:table-cell/>
          <table:table-cell table:formula="of:=[.A14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71" calcext:value-type="float">
            <text:p>18,71</text:p>
          </table:table-cell>
          <table:table-cell table:formula="of:=[.A15]*12" office:value-type="float" office:value="224.52" calcext:value-type="float">
            <text:p>224,52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table:formula="of:=[.A16]*12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table:formula="of:=[.A17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.55" calcext:value-type="float">
            <text:p>28,55</text:p>
          </table:table-cell>
          <table:table-cell table:formula="of:=[.A18]*12" office:value-type="float" office:value="342.6" calcext:value-type="float">
            <text:p>342,6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table:formula="of:=[.A19]*12" office:value-type="float" office:value="62.88" calcext:value-type="float">
            <text:p>62,88</text:p>
          </table:table-cell>
          <table:table-cell/>
        </table:table-row>
        <table:table-row table:style-name="ro1">
          <table:table-cell/>
          <table:table-cell table:formula="of:=[.A20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59" calcext:value-type="float">
            <text:p>32,59</text:p>
          </table:table-cell>
          <table:table-cell table:formula="of:=[.A21]*12" office:value-type="float" office:value="391.08" calcext:value-type="float">
            <text:p>391,08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]*12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formula="of:=[.A23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]*12" office:value-type="float" office:value="312" calcext:value-type="float">
            <text:p>312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float" office:value="-1.25" calcext:value-type="float">
            <text:p>-1,25</text:p>
          </table:table-cell>
          <table:table-cell table:formula="of:=[.A25]*12" office:value-type="float" office:value="-15" calcext:value-type="float">
            <text:p>-15</text:p>
          </table:table-cell>
          <table:table-cell/>
        </table:table-row>
        <table:table-row table:style-name="ro1">
          <table:table-cell/>
          <table:table-cell table:formula="of:=[.A26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6" calcext:value-type="float">
            <text:p>19,6</text:p>
          </table:table-cell>
          <table:table-cell table:formula="of:=[.A27]*12" office:value-type="float" office:value="235.2" calcext:value-type="float">
            <text:p>235,2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float" office:value="-1.31" calcext:value-type="float">
            <text:p>-1,31</text:p>
          </table:table-cell>
          <table:table-cell table:formula="of:=[.A28]*12" office:value-type="float" office:value="-15.72" calcext:value-type="float">
            <text:p>-15,72</text:p>
          </table:table-cell>
          <table:table-cell/>
        </table:table-row>
        <table:table-row table:style-name="ro1">
          <table:table-cell/>
          <table:table-cell table:formula="of:=[.A29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0]*12" office:value-type="float" office:value="144" calcext:value-type="float">
            <text:p>144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float" office:value="-1.36" calcext:value-type="float">
            <text:p>-1,36</text:p>
          </table:table-cell>
          <table:table-cell table:formula="of:=[.A31]*12" office:value-type="float" office:value="-16.32" calcext:value-type="float">
            <text:p>-16,32</text:p>
          </table:table-cell>
          <table:table-cell/>
        </table:table-row>
        <table:table-row table:style-name="ro1">
          <table:table-cell/>
          <table:table-cell table:formula="of:=[.A32]*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A33]*12" office:value-type="float" office:value="38.4" calcext:value-type="float">
            <text:p>38,4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float" office:value="-0.55" calcext:value-type="float">
            <text:p>-0,55</text:p>
          </table:table-cell>
          <table:table-cell table:formula="of:=[.A34]*12" office:value-type="float" office:value="-6.6" calcext:value-type="float">
            <text:p>-6,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.16" calcext:value-type="float">
            <text:p>4,16</text:p>
          </table:table-cell>
          <table:table-cell table:formula="of:=[.A36]*12" office:value-type="float" office:value="49.92" calcext:value-type="float">
            <text:p>49,92</text:p>
          </table:table-cell>
          <table:table-cell office:value-type="string" calcext:value-type="string">
            <text:p>Gear 1-2</text:p>
          </table:table-cell>
        </table:table-row>
        <table:table-row table:style-name="ro1">
          <table:table-cell office:value-type="float" office:value="4.79" calcext:value-type="float">
            <text:p>4,79</text:p>
          </table:table-cell>
          <table:table-cell table:formula="of:=[.A37]*12" office:value-type="float" office:value="57.48" calcext:value-type="float">
            <text:p>57,48</text:p>
          </table:table-cell>
          <table:table-cell office:value-type="string" calcext:value-type="string">
            <text:p>Gear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 style:data-style-name="N2" text:time-value="14:35:33.868979701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1:44:40.894670703</meta:creation-date>
    <dc:date>2017-11-05T14:37:52.605701425</dc:date>
    <meta:editing-duration>PT9M34S</meta:editing-duration>
    <meta:editing-cycles>2</meta:editing-cycles>
    <meta:generator>LibreOffice/5.4.1.2$Linux_X86_64 LibreOffice_project/40m0$Build-2</meta:generator>
    <meta:document-statistic meta:table-count="1" meta:cell-count="74" meta:object-count="0"/>
  </office:meta>
</office:document-meta>
</file>